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32.004cm" svg:height="3.556cm" svg:x="0.762cm" svg:y="5.334cm" presentation:class="title" presentation:user-transformed="true">
          <draw:text-box>
            <text:p>The search for Quasi-Periodic Pulsations (QPP) in Stellar flares using TESS data</text:p>
          </draw:text-box>
        </draw:frame>
        <draw:frame presentation:style-name="pr2" draw:layer="layout" svg:width="29.972cm" svg:height="4.306cm" svg:x="1.536cm" svg:y="14.4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 is a flare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 are quasi periodic pulsations (QPPs)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ESS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Fitting using Allesfitter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cmc and/or ns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eriodogram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Fourier transform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omb scargle periodogram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esults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9:38:35.634727033</meta:creation-date>
    <meta:editing-duration>PT1H23M13S</meta:editing-duration>
    <meta:editing-cycles>3</meta:editing-cycles>
    <meta:generator>LibreOffice/6.4.7.2$Linux_X86_64 LibreOffice_project/40$Build-2</meta:generator>
    <dc:title>Vivid</dc:title>
    <dc:date>2022-08-02T21:49:42.829027925</dc:date>
    <meta:document-statistic meta:object-count="80"/>
  </office:meta>
</office:document-meta>
</file>